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6.802cm" table:align="left"/>
    </style:style>
    <style:style style:name="Πίνακας1.A" style:family="table-column">
      <style:table-column-properties style:column-width="3.665cm"/>
    </style:style>
    <style:style style:name="Πίνακας1.B" style:family="table-column">
      <style:table-column-properties style:column-width="3.136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l" fo:country="GR" fo:font-weight="normal" officeooo:rsid="004f8d5e" officeooo:paragraph-rsid="000186e7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language="el" fo:country="GR" fo:font-weight="normal" officeooo:rsid="000186e7" officeooo:paragraph-rsid="000186e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language="el" fo:country="GR" fo:font-weight="normal" officeooo:rsid="000186e7" officeooo:paragraph-rsid="000a006f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0186e7" style:font-size-asian="20pt" style:font-weight-asian="bold" style:font-size-complex="20pt" style:font-weight-complex="bold"/>
    </style:style>
    <style:style style:name="P5" style:family="paragraph" style:parent-style-name="Standard">
      <style:text-properties fo:font-weight="bold" officeooo:paragraph-rsid="000186e7" style:font-weight-asian="bold" style:font-weight-complex="bold"/>
    </style:style>
    <style:style style:name="P6" style:family="paragraph" style:parent-style-name="Standard">
      <style:text-properties officeooo:paragraph-rsid="000186e7"/>
    </style:style>
    <style:style style:name="P7" style:family="paragraph" style:parent-style-name="Text_20_body">
      <style:paragraph-properties fo:text-align="justify" style:justify-single-word="false"/>
      <style:text-properties fo:language="el" fo:country="GR" fo:font-weight="normal" officeooo:rsid="004f8d5e" officeooo:paragraph-rsid="000186e7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el" fo:country="GR" fo:font-weight="normal" officeooo:rsid="00126cfd" officeooo:paragraph-rsid="0013dcea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el" fo:country="GR" fo:font-weight="normal" officeooo:rsid="00152b04" officeooo:paragraph-rsid="00152b04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el" fo:country="GR" fo:font-weight="normal" officeooo:rsid="0018cde4" officeooo:paragraph-rsid="0018cde4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el" fo:country="GR" fo:font-weight="normal" officeooo:rsid="001ccb65" officeooo:paragraph-rsid="001ccb65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el" fo:country="GR" fo:font-weight="normal" officeooo:rsid="002680df" officeooo:paragraph-rsid="003313e8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el" fo:country="GR" fo:font-weight="normal" officeooo:rsid="00347e0e" officeooo:paragraph-rsid="00347e0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language="el" fo:country="GR" fo:font-weight="bold" officeooo:rsid="00126cfd" officeooo:paragraph-rsid="00126cfd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language="el" fo:country="GR" fo:font-weight="bold" officeooo:rsid="001ccb65" officeooo:paragraph-rsid="001ccb65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language="el" fo:country="GR" fo:font-weight="bold" officeooo:rsid="00254efe" officeooo:paragraph-rsid="00254efe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officeooo:paragraph-rsid="000186e7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0a116d" officeooo:paragraph-rsid="000f4ed2" style:font-weight-asian="normal" style:font-weight-complex="normal"/>
    </style:style>
    <style:style style:name="P19" style:family="paragraph" style:parent-style-name="Text_20_body">
      <style:text-properties fo:language="el" fo:country="GR" officeooo:rsid="000a116d" officeooo:paragraph-rsid="000a116d"/>
    </style:style>
    <style:style style:name="P20" style:family="paragraph" style:parent-style-name="Text_20_body">
      <style:paragraph-properties fo:text-align="justify" style:justify-single-word="false"/>
      <style:text-properties fo:language="el" fo:country="GR" fo:font-weight="bold" officeooo:rsid="000a116d" officeooo:paragraph-rsid="000a116d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language="el" fo:country="GR" fo:font-style="normal" fo:font-weight="normal" officeooo:rsid="000f4ed2" officeooo:paragraph-rsid="000f4ed2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el" fo:country="GR" fo:font-style="normal" fo:font-weight="normal" officeooo:rsid="001a1d7c" officeooo:paragraph-rsid="0018cde4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language="el" fo:country="GR" fo:font-style="normal" fo:font-weight="normal" officeooo:rsid="00229423" officeooo:paragraph-rsid="001ccb65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language="el" fo:country="GR" fo:font-style="normal" fo:font-weight="bold" officeooo:rsid="00254efe" officeooo:paragraph-rsid="00254efe" style:font-style-asian="normal" style:font-weight-asian="bold" style:font-style-complex="normal" style:font-weight-complex="bold"/>
    </style:style>
    <style:style style:name="P25" style:family="paragraph" style:parent-style-name="Heading_20_3">
      <style:text-properties fo:language="el" fo:country="GR" officeooo:rsid="000a116d" officeooo:paragraph-rsid="000a116d"/>
    </style:style>
    <style:style style:name="T1" style:family="text">
      <style:text-properties officeooo:rsid="00016179"/>
    </style:style>
    <style:style style:name="T2" style:family="text">
      <style:text-properties fo:language="el" fo:country="GR"/>
    </style:style>
    <style:style style:name="T3" style:family="text">
      <style:text-properties fo:language="el" fo:country="GR" officeooo:rsid="00016179"/>
    </style:style>
    <style:style style:name="T4" style:family="text">
      <style:text-properties fo:language="el" fo:country="GR" officeooo:rsid="000186e7"/>
    </style:style>
    <style:style style:name="T5" style:family="text">
      <style:text-properties fo:language="el" fo:country="GR" officeooo:rsid="000a8aa9"/>
    </style:style>
    <style:style style:name="T6" style:family="text">
      <style:text-properties fo:language="el" fo:country="GR" officeooo:rsid="000ba58b"/>
    </style:style>
    <style:style style:name="T7" style:family="text">
      <style:text-properties fo:language="el" fo:country="GR" officeooo:rsid="000d9e5a"/>
    </style:style>
    <style:style style:name="T8" style:family="text">
      <style:text-properties fo:language="el" fo:country="GR" fo:font-style="normal" officeooo:rsid="000dfd69" style:font-style-asian="normal" style:font-style-complex="normal"/>
    </style:style>
    <style:style style:name="T9" style:family="text">
      <style:text-properties fo:language="el" fo:country="GR" fo:font-style="normal" officeooo:rsid="000f4ed2" style:font-style-asian="normal" style:font-style-complex="normal"/>
    </style:style>
    <style:style style:name="T10" style:family="text">
      <style:text-properties fo:language="el" fo:country="GR" fo:font-style="normal" officeooo:rsid="00108cc1" style:font-style-asian="normal" style:font-style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27cf6"/>
    </style:style>
    <style:style style:name="T13" style:family="text">
      <style:text-properties fo:language="en" fo:country="US" officeooo:rsid="000a8aa9"/>
    </style:style>
    <style:style style:name="T14" style:family="text">
      <style:text-properties fo:language="en" fo:country="US" officeooo:rsid="000ba58b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officeooo:rsid="000d9e5a" style:font-style-asian="italic" style:font-style-complex="italic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language="en" fo:country="US" fo:font-style="normal" officeooo:rsid="000f4ed2" style:font-style-asian="normal" style:font-style-complex="normal"/>
    </style:style>
    <style:style style:name="T19" style:family="text">
      <style:text-properties fo:language="en" fo:country="US" fo:font-style="normal" officeooo:rsid="00108cc1" style:font-style-asian="normal" style:font-style-complex="normal"/>
    </style:style>
    <style:style style:name="T20" style:family="text">
      <style:text-properties fo:language="en" fo:country="US" fo:font-style="normal" officeooo:rsid="0013dcea" style:font-style-asian="normal" style:font-style-complex="normal"/>
    </style:style>
    <style:style style:name="T21" style:family="text">
      <style:text-properties fo:language="en" fo:country="US" fo:font-style="normal" officeooo:rsid="0016ed1b" style:font-style-asian="normal" style:font-style-complex="normal"/>
    </style:style>
    <style:style style:name="T22" style:family="text">
      <style:text-properties fo:language="en" fo:country="US" fo:font-style="normal" officeooo:rsid="001e4f63" style:font-style-asian="normal" style:font-style-complex="normal"/>
    </style:style>
    <style:style style:name="T23" style:family="text">
      <style:text-properties fo:language="en" fo:country="US" fo:font-style="normal" officeooo:rsid="002037a7" style:font-style-asian="normal" style:font-style-complex="normal"/>
    </style:style>
    <style:style style:name="T24" style:family="text">
      <style:text-properties fo:language="en" fo:country="US" fo:font-style="normal" officeooo:rsid="00229423" style:font-style-asian="normal" style:font-style-complex="normal"/>
    </style:style>
    <style:style style:name="T25" style:family="text">
      <style:text-properties fo:language="en" fo:country="US" fo:font-style="normal" officeooo:rsid="002c5f71" style:font-style-asian="normal" style:font-style-complex="normal"/>
    </style:style>
    <style:style style:name="T26" style:family="text">
      <style:text-properties fo:language="en" fo:country="US" fo:font-style="normal" officeooo:rsid="003201d3" style:font-style-asian="normal" style:font-style-complex="normal"/>
    </style:style>
    <style:style style:name="T27" style:family="text">
      <style:text-properties fo:language="en" fo:country="US" fo:font-style="normal" officeooo:rsid="0034a86f" style:font-style-asian="normal" style:font-style-complex="normal"/>
    </style:style>
    <style:style style:name="T28" style:family="text">
      <style:text-properties officeooo:rsid="00027cf6"/>
    </style:style>
    <style:style style:name="T29" style:family="text">
      <style:text-properties officeooo:rsid="000414f9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3dcea" style:font-style-asian="normal" style:font-style-complex="normal"/>
    </style:style>
    <style:style style:name="T32" style:family="text">
      <style:text-properties fo:font-style="normal" officeooo:rsid="00152b04" style:font-style-asian="normal" style:font-style-complex="normal"/>
    </style:style>
    <style:style style:name="T33" style:family="text">
      <style:text-properties fo:font-style="normal" officeooo:rsid="0016ed1b" style:font-style-asian="normal" style:font-style-complex="normal"/>
    </style:style>
    <style:style style:name="T34" style:family="text">
      <style:text-properties fo:font-style="normal" officeooo:rsid="0018cde4" style:font-style-asian="normal" style:font-style-complex="normal"/>
    </style:style>
    <style:style style:name="T35" style:family="text">
      <style:text-properties fo:font-style="normal" officeooo:rsid="001a1d7c" style:font-style-asian="normal" style:font-style-complex="normal"/>
    </style:style>
    <style:style style:name="T36" style:family="text">
      <style:text-properties fo:font-style="normal" officeooo:rsid="001a9ad6" style:font-style-asian="normal" style:font-style-complex="normal"/>
    </style:style>
    <style:style style:name="T37" style:family="text">
      <style:text-properties fo:font-style="normal" officeooo:rsid="001e4f63" style:font-style-asian="normal" style:font-style-complex="normal"/>
    </style:style>
    <style:style style:name="T38" style:family="text">
      <style:text-properties fo:font-style="normal" officeooo:rsid="002037a7" style:font-style-asian="normal" style:font-style-complex="normal"/>
    </style:style>
    <style:style style:name="T39" style:family="text">
      <style:text-properties fo:font-style="normal" officeooo:rsid="00218525" style:font-style-asian="normal" style:font-style-complex="normal"/>
    </style:style>
    <style:style style:name="T40" style:family="text">
      <style:text-properties fo:font-style="normal" officeooo:rsid="00229423" style:font-style-asian="normal" style:font-style-complex="normal"/>
    </style:style>
    <style:style style:name="T41" style:family="text">
      <style:text-properties fo:font-style="normal" officeooo:rsid="0023ab0d" style:font-style-asian="normal" style:font-style-complex="normal"/>
    </style:style>
    <style:style style:name="T42" style:family="text">
      <style:text-properties fo:font-style="normal" officeooo:rsid="00270a14" style:font-style-asian="normal" style:font-style-complex="normal"/>
    </style:style>
    <style:style style:name="T43" style:family="text">
      <style:text-properties fo:font-style="normal" officeooo:rsid="0028e558" style:font-style-asian="normal" style:font-style-complex="normal"/>
    </style:style>
    <style:style style:name="T44" style:family="text">
      <style:text-properties fo:font-style="normal" officeooo:rsid="002a4e4b" style:font-style-asian="normal" style:font-style-complex="normal"/>
    </style:style>
    <style:style style:name="T45" style:family="text">
      <style:text-properties fo:font-style="normal" officeooo:rsid="002c5f71" style:font-style-asian="normal" style:font-style-complex="normal"/>
    </style:style>
    <style:style style:name="T46" style:family="text">
      <style:text-properties fo:font-style="normal" officeooo:rsid="002dd8d0" style:font-style-asian="normal" style:font-style-complex="normal"/>
    </style:style>
    <style:style style:name="T47" style:family="text">
      <style:text-properties fo:font-style="normal" officeooo:rsid="002f17f1" style:font-style-asian="normal" style:font-style-complex="normal"/>
    </style:style>
    <style:style style:name="T48" style:family="text">
      <style:text-properties fo:font-style="normal" officeooo:rsid="0030aeef" style:font-style-asian="normal" style:font-style-complex="normal"/>
    </style:style>
    <style:style style:name="T49" style:family="text">
      <style:text-properties fo:font-style="normal" officeooo:rsid="003201d3" style:font-style-asian="normal" style:font-style-complex="normal"/>
    </style:style>
    <style:style style:name="T50" style:family="text">
      <style:text-properties fo:font-style="normal" officeooo:rsid="003313e8" style:font-style-asian="normal" style:font-style-complex="normal"/>
    </style:style>
    <style:style style:name="T51" style:family="text">
      <style:text-properties fo:font-style="normal" officeooo:rsid="00344749" style:font-style-asian="normal" style:font-style-complex="normal"/>
    </style:style>
    <style:style style:name="T52" style:family="text">
      <style:text-properties fo:font-style="normal" officeooo:rsid="0034a86f" style:font-style-asian="normal" style:font-style-complex="normal"/>
    </style:style>
    <style:style style:name="T53" style:family="text">
      <style:text-properties fo:font-style="normal" officeooo:rsid="00357818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ΠΛΗ417<text:span text:style-name="T1"> – </text:span><text:span text:style-name="T2">Τεχνητή Νοημοσύνη</text:span></text:p>
      <text:p text:style-name="P4">1η <text:span text:style-name="T3">Προγραμματιστική εργασία – Μέρος </text:span><text:span text:style-name="T4">Β</text:span></text:p>
      <text:p text:style-name="P17"/>
      <text:p text:style-name="P5">LAB41744570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6">Μανώλης Πετράκος</text:p>
          </table:table-cell>
          <table:table-cell table:style-name="Πίνακας1.B1" office:value-type="string">
            <text:p text:style-name="P6">ΑΜ 2014030009</text:p>
          </table:table-cell>
        </table:table-row>
      </table:table>
      <text:p text:style-name="P7"/>
      <text:p text:style-name="P1"/>
      <text:p text:style-name="P3">Για την υλοποίηση του δεύτερου μέρους έχουν δημιουργηθεί τρία αρχεία. Στο πρώτο (<text:span text:style-name="T11">WHPP.java</text:span>) υπάρχει η<text:span text:style-name="T11"> main</text:span> και ο σκελετός του γενετικού αλγορίθμου, στο δεύτερο (<text:span text:style-name="T11">Population.java) </text:span>υλοποιείται η κλάση του <text:span text:style-name="T28">πληθυσμού</text:span> με τις μεθόδους επιλογής <text:span text:style-name="T28">χρωμοσωμάτων</text:span> <text:span text:style-name="T28">και τερματισμού, </text:span>και στο τρίτο (<text:span text:style-name="T11">Chromosome.java) </text:span>υλοποιείται η κλάση των <text:span text:style-name="T28">χρωμοσωμάτων</text:span> με τις μεθόδους ελέγχου των <text:span text:style-name="T11">constraint</text:span><text:span text:style-name="T12">s</text:span><text:span text:style-name="T11">, </text:span><text:span text:style-name="T28">διασταύρωσης</text:span> και μετάλλαξης. <text:span text:style-name="T29">Έχουν κατασκευαστεί περισσότερες μέθοδοι από όσες ζητούνται. Στην αναφορά επεξηγούνται κυρίως αυτές που χρησιμοποιήθηκαν για τις πειραματικές μετρήσεις.</text:span></text:p>
      <text:p text:style-name="P2"/>
      <text:p text:style-name="P2"/>
      <text:h text:style-name="P25" text:outline-level="3">Επεξήγηση προσέγγισης</text:h>
      <text:p text:style-name="P19"/>
      <text:p text:style-name="P20">Δημιουργία αρχικού πληθυσμού:</text:p>
      <text:p text:style-name="P18"><text:span text:style-name="T2">Ο αρχικός πληθυσμός δημιουργείται εισάγοντας </text:span><text:span text:style-name="T5">του</text:span><text:span text:style-name="T2"> </text:span><text:span text:style-name="T11">feasible</text:span><text:span text:style-name="T2"> τυχαία χρωμοσώματα. Η πρώτη υλοποίηση για την δημιουργία ενός χρωμοσώματος είναι να κατασκευαστεί με τυχαίες τιμές. </text:span><text:span text:style-name="T6">Σχεδόν όλα από αυτά που θα κατασκευαστούν με αυτόν τον τρόπο, δεν είναι </text:span><text:span text:style-name="T14">feasible </text:span><text:span text:style-name="T5">λόγο των αυστηρών </text:span><text:span text:style-name="T13">hard constraints. </text:span><text:span text:style-name="T7">Για αυτό, χρησιμοποιείται η μέθοδος </text:span><text:span text:style-name="T16">FeasibleRandomInit</text:span><text:span text:style-name="T8">. Κατασκευάζε</text:span><text:span text:style-name="T9">ι</text:span><text:span text:style-name="T8"> πρώτα ένα ντετερμινιστικό πίνακα που καλύπτει </text:span><text:span text:style-name="T9">ακριβώς </text:span><text:span text:style-name="T8">όλες τις βάρδιες και μετά ανακατεύει τα στοιχεία των στηλών του. </text:span><text:span text:style-name="T9">Έτσι το πλήθος κάθε βάρδιας ανά μέρα παραμένει ίδιο και δεν παραβιάζονται τα </text:span><text:span text:style-name="T18">hard constraints. </text:span><text:span text:style-name="T9">Δηλαδή, η τιμή κάθε θέσης του πίνακα είναι τυχαία, αλλά το πλήθος κάθε τιμής ανά στήλη είναι ντετερμινιστικ</text:span><text:span text:style-name="T10">ό</text:span><text:span text:style-name="T9">.</text:span><text:span text:style-name="T18"> </text:span><text:span text:style-name="T9">Με αυτό τον τρόπο μπορούν να δημιουργηθούν όλα τα πιθανά </text:span><text:span text:style-name="T18">feasible </text:span><text:span text:style-name="T9">χρωμοσώματα </text:span><text:span text:style-name="T10">και ο πληθυσμός έχει υψηλό</text:span><text:span text:style-name="T19"> diversity</text:span><text:span text:style-name="T9">.</text:span></text:p>
      <text:p text:style-name="P21"/>
      <text:p text:style-name="P14">Συνάρτηση καταλληλότητας:</text:p>
      <text:p text:style-name="P8">Για την αξιολόγηση των χρωμοσωμάτων χρησιμοποιείται η μέθοδος <text:span text:style-name="T15">CalculateScore</text:span><text:span text:style-name="T17"> η</text:span><text:span text:style-name="T30"> οποία υπολογίζει το </text:span><text:span text:style-name="T17">score </text:span><text:span text:style-name="T30">τους ανάλογα τα </text:span><text:span text:style-name="T17">soft constraint </text:span><text:span text:style-name="T30">που παραβιάζουν</text:span><text:span text:style-name="T17">. </text:span><text:span text:style-name="T30">Κάθε</text:span><text:span text:style-name="T17"> constraint </text:span><text:span text:style-name="T32">μπορεί να </text:span><text:span text:style-name="T30">ελέγχεται μια φορά </text:span><text:span text:style-name="T32">για όλους τους εργαζόμενους, πολλές φορές </text:span><text:span text:style-name="T31">ανά</text:span><text:span text:style-name="T30"> εργαζόμενο</text:span><text:span text:style-name="T31"> </text:span><text:span text:style-name="T32">ή μία φορά ανά εργαζόμενο.</text:span></text:p>
      <text:p text:style-name="P8"><text:span text:style-name="T32">Στην πρώτη περίπτωση</text:span><text:span text:style-name="T31">, αν ένα </text:span><text:span text:style-name="T20">constraint </text:span><text:span text:style-name="T31">ελέγχεται μία φορά για όλο τον πίνακα, ένα χρωμόσωμα που το παραβιάζει για έναν εργαζόμενο έχει το ίδιο </text:span><text:span text:style-name="T20">score </text:span><text:span text:style-name="T31">με ένα άλλο που το παραβιάζει για όλους τους εργαζόμενους. Το πρώτο είναι πιο κοντά σε μια καλή λύση, αλλά έχουν την ίδια πιθανότητα να </text:span><text:soft-page-break/><text:span text:style-name="T31">παράξουν απογόνους. Επίσης, το διάστημα των τιμών που μπορεί να πάρει το </text:span><text:span text:style-name="T20">score </text:span><text:span text:style-name="T31">είναι αρκετά μικρό, με αποτέλεσμα να γίνεται ακόμα πιο δύσκολη η επιλογή </text:span><text:span text:style-name="T32">των κατάλληλων χρωμοσωμάτων.</text:span></text:p>
      <text:p text:style-name="P9"><text:span text:style-name="T30">Στην δεύτερη περίπτωση, αν παραβιαστεί πολλές φορές ένα </text:span><text:span text:style-name="T17">constraint </text:span><text:span text:style-name="T30">σε έναν εργαζόμενο, μπορεί να εκπροσωπηθεί δυσανάλογα στο τελικό σκορ. Ένα χρωμόσωμα </text:span><text:span text:style-name="T33">που χρειάζεται αλλαγές μόνο σε μια γραμμή μπορεί να έχει χειρότερο </text:span><text:span text:style-name="T34">σκορ</text:span><text:span text:style-name="T21"> </text:span><text:span text:style-name="T33">από ένα άλλο που χρειάζεται αλλαγές σε πολλές γραμμές.</text:span></text:p>
      <text:p text:style-name="P10"><text:span text:style-name="T33">Σ</text:span><text:span text:style-name="T30">την τελευταία περίπτωση, όπου κάθε </text:span><text:span text:style-name="T17">constraint </text:span><text:span text:style-name="T30">υπολογίζεται μια φορά ανά εργαζόμενο, το σκορ έχει αρκετό </text:span><text:span text:style-name="T17">range </text:span><text:span text:style-name="T30">για να ξεχωρίζουν τα </text:span><text:span text:style-name="T35">χρωμοσώματα</text:span><text:span text:style-name="T30">, αλλά δεν υπερεκπροσωπούνται </text:span><text:span text:style-name="T35">ακραίες σειρές γονιδίων. Για αυτούς τους λόγους, </text:span><text:span text:style-name="T36">επιλέχθηκε</text:span><text:span text:style-name="T35"> αυτή η μέθοδος <text:s/>αξιολόγηση</text:span><text:span text:style-name="T36">ς</text:span><text:span text:style-name="T35"> των χρωμοσωμάτων.</text:span></text:p>
      <text:p text:style-name="P22"/>
      <text:p text:style-name="P15"><text:span text:style-name="T35">Ε</text:span><text:span text:style-name="T30">πιλογή χρωμοσωμάτων:</text:span></text:p>
      <text:p text:style-name="P11"><text:span text:style-name="T37">Η</text:span><text:span text:style-name="T30"> επιλογή των χρωμοσωμάτων </text:span><text:span text:style-name="T37">για αναπαραγωγή γίνεται με τον αλγόριθμο του </text:span><text:span text:style-name="T22">tournament selection. </text:span><text:span text:style-name="T38">Το μέγεθος του </text:span><text:span text:style-name="T23">tournament </text:span><text:span text:style-name="T38">ορίζεται από την πιθανότητα επιλογής ενός χρωμοσώματος </text:span><text:span text:style-name="T39">επί το μέγεθος του πληθυσμού. </text:span><text:span text:style-name="T40">Το </text:span><text:span text:style-name="T24">tournament </text:span><text:span text:style-name="T40">γεμίζει με τυχαία χρωμοσώματα και επιλέγεται αυτό με το καλύτερο σκορ. Αυτή η διαδικασία συνεχίζεται μέχρι να επιλεχθούν όσα χρωμοσώματα χρειάζονται. Ένα χρωμόσωμα δεν μπορεί να πάρει πάνω από μια θέση σε κάθε </text:span><text:span text:style-name="T24">tournament </text:span><text:span text:style-name="T41">ή</text:span><text:span text:style-name="T40"> να επιλεχθεί πάνω από μια φορά για την ίδια αναπαραγωγή, αλλά </text:span><text:span text:style-name="T41">είναι δυνατόν</text:span><text:span text:style-name="T40"> να λάβει θέση σε πολλά </text:span><text:span text:style-name="T24">tournament </text:span><text:span text:style-name="T40">ή να επιλεχθεί για πολλές διαφορετικές αναπαραγωγές.</text:span></text:p>
      <text:p text:style-name="P23"/>
      <text:p text:style-name="P16"><text:span text:style-name="T40">Δ</text:span><text:span text:style-name="T30">ιασταύρωση χρωμοσωμάτων:</text:span></text:p>
      <text:p text:style-name="P12"><text:span text:style-name="T30">Η πρώτη μέθοδος διασταύρωσης είναι η </text:span><text:span text:style-name="T15">MeritCollumnCrosover</text:span><text:span text:style-name="T17">. </text:span><text:span text:style-name="T42">Οι στήλες γονιδίων του </text:span><text:span text:style-name="T45">παραγόμενου</text:span><text:span text:style-name="T42"> χρωμοσώματος, </text:span><text:span text:style-name="T49">μέχρι το</text:span><text:span text:style-name="T26"> crossover point,</text:span><text:span text:style-name="T49"> </text:span><text:span text:style-name="T42">είναι αντίγραφα </text:span><text:span text:style-name="T47">από</text:span><text:span text:style-name="T49"> </text:span><text:span text:style-name="T50">αυτές</text:span><text:span text:style-name="T49"> του πρώτου γονέα </text:span><text:span text:style-name="T51">ενώ</text:span><text:span text:style-name="T49"> οι υπόλοιπες <text:s/>από </text:span><text:span text:style-name="T51">αυτές</text:span><text:span text:style-name="T49"> του δεύτερου</text:span><text:span text:style-name="T42">. </text:span><text:span text:style-name="T25">H</text:span><text:span text:style-name="T42"> μέθοδος είναι προκατειλημμένη </text:span><text:span text:style-name="T46">με γραμμική κατανομή</text:span><text:span text:style-name="T42"> υπέρ του γονέα με το καλύτερο σκορ. Αν</text:span><text:span text:style-name="T49"> η σχετική διαφορά τους</text:span><text:span text:style-name="T43"> είναι μικρή (&gt;~5%)</text:span><text:span text:style-name="T42"> </text:span><text:span text:style-name="T44">έχουν την ίδια συμμετοχή ενώ αν είναι πολύ μεγάλη </text:span><text:span text:style-name="T43">(&gt;~</text:span><text:span text:style-name="T44">9</text:span><text:span text:style-name="T43">5%) </text:span><text:span text:style-name="T48">το παραγόμενο χρωμόσωμα είναι αντίγραφο του καλύτερου γονέα.</text:span><text:span text:style-name="T43"> </text:span><text:span text:style-name="T48">Η γενική ιδέα της μεθόδου είναι να εξαλείψει πλήρως χρωμοσώματα με πολύ κακό σκορ καθώς και να υπάρ</text:span><text:span text:style-name="T51">χ</text:span><text:span text:style-name="T48">ει ελιτισμός υπέρ των καλύτερων.</text:span></text:p>
      <text:p text:style-name="P13"><text:span text:style-name="T48">Η </text:span><text:span text:style-name="T30">δεύτερη μέθοδος διασταύρωσης είναι η </text:span><text:span text:style-name="T15">RandomColumnCrossing</text:span><text:span text:style-name="T17">. </text:span><text:span text:style-name="T30">Το νέο χρωμόσωμα κατασκευάζεται επιλέγοντας τυχαία από τις αντίστοιχες στήλες των γονέων. </text:span><text:span text:style-name="T52">Η πιθανότητα επιλογής από τον καλύτερο γονέα είναι μεταβαλλόμενη και η μέθοδος μπορεί να γίνει προκατειλημμένη υπέρ ή κατά του, ανάλογα την </text:span><text:span text:style-name="T53">μεταβλητή</text:span><text:span text:style-name="T52"> </text:span><text:span text:style-name="T27">pcross </text:span><text:span text:style-name="T52">που δέχεται.</text:span></text:p>
      <text:p text:style-name="P13"><text:span text:style-name="T30">Και οι δύο μέθοδοι εγγυούνται ότι το νέο χρωμόσωμα είναι </text:span><text:span text:style-name="T17">feasible </text:span><text:span text:style-name="T30">καθώς δεν κάνουν μεταβολές μέσα στις στήλες. Αφού όλα τα </text:span><text:span text:style-name="T17">hard constraints </text:span><text:span text:style-name="T30">απευθύνονται σε πλήθη μέσα σε αυτές, οποιαδήποτε μεταβολή έξω από αυτές δεν θα τα επηρεάσει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4-26T22:06:16.352000000</dc:date>
    <meta:editing-duration>PT2H55M9S</meta:editing-duration>
    <meta:editing-cycles>40</meta:editing-cycles>
    <meta:document-statistic meta:table-count="1" meta:image-count="0" meta:object-count="0" meta:page-count="2" meta:paragraph-count="20" meta:word-count="682" meta:character-count="4645" meta:non-whitespace-character-count="3979"/>
  </office:meta>
</office:document-meta>
</file>